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ivanupotus</text:p>
      <text:p text:style-name="Standard"/>
      <text:p text:style-name="Standard">Aihe: Laivanupotuspeli yhden pelaajan versiona tietokoneen tai toisen käyttäjän määrittämällä ruudukolla. Ohjelma laskee kuinka monessa vuorossa pelaaja on laivat upottanut ja pitää kirjaa parhaista pelaajista.</text:p>
      <text:p text:style-name="Standard"/>
      <text:p text:style-name="Standard">Käyttäjät: pelaaja(t)</text:p>
      <text:p text:style-name="Standard"/>
      <text:p text:style-name="Standard">Toiminnot: </text:p>
      <text:list xml:id="list1176622429" text:style-name="L1">
        <text:list-item>
          <text:p text:style-name="P1">valitaan tekeekö ruudukon tietokone vai toinen pelaaja</text:p>
          <text:list>
            <text:list-item>
              <text:list>
                <text:list-item>
                  <text:p text:style-name="P1">laivojen asettaminen ruudukolle</text:p>
                </text:list-item>
              </text:list>
            </text:list-item>
          </text:list>
        </text:list-item>
        <text:list-item>
          <text:p text:style-name="P1">pelaaja antaa nimensä</text:p>
        </text:list-item>
        <text:list-item>
          <text:p text:style-name="P1">pelaaja ampuu</text:p>
        </text:list-item>
        <text:list-item>
          <text:p text:style-name="P1">parhaat pelaajat -listan tarkastelu</text:p>
        </text:list-item>
      </text:list>
      <text:p text:style-name="Standard"/>
      <text:p text:style-name="Standard">Mahdolliset laajennukset:</text:p>
      <text:list xml:id="list121540731" text:style-name="L2">
        <text:list-item>
          <text:p text:style-name="P2">valittavana erikokoisia ruudukoita ja eri määrä laivoja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ia Ohtamaa</meta:initial-creator>
    <meta:creation-date>2012-05-14T12:55:57</meta:creation-date>
    <dc:date>2012-05-15T14:10:18</dc:date>
    <dc:creator>Riia Ohtamaa</dc:creator>
    <meta:editing-duration>PT00H23M06S</meta:editing-duration>
    <meta:editing-cycles>7</meta:editing-cycles>
    <meta:generator>OpenOffice.org/3.2$Unix OpenOffice.org_project/320m12$Build-9483</meta:generator>
    <meta:document-statistic meta:table-count="0" meta:image-count="0" meta:object-count="0" meta:page-count="1" meta:paragraph-count="11" meta:word-count="64" meta:character-count="494"/>
  </office:meta>
</office:document-meta>
</file>